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86cm" fo:break-before="auto" style:use-optimal-row-height="false"/>
    </style:style>
    <style:style style:name="ro9" style:family="table-row">
      <style:table-row-properties style:row-height="0.954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1.02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1.5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user_</text:span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y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galaxy_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nom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desc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galaxy_</text:span>taill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Sta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star_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nom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esc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iameter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mass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luminosity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type</text:p>
          </table:table-cell>
          <table:table-cell office:value-type="string" calcext:value-type="string">
            <text:p>Type d’étoil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star_position</text:p>
          </table:table-cell>
          <table:table-cell table:style-name="ce10" office:value-type="string" calcext:value-type="string">
            <text:p>Position de l’étoil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50 caractères</text:p>
          </table:table-cell>
          <table:table-cell table:style-name="ce10" office:value-type="string" calcext:value-type="string">
            <text:p>Non nul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Planet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planet_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name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inclination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longitud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lanet_average_distanc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planet_orbital_period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inclination_angle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lanet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mass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diameter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type</text:p>
          </table:table-cell>
          <table:table-cell office:value-type="string" calcext:value-type="string">
            <text:p>Type de planète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planet_gravity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table:style-name="ce11" office:value-type="string" calcext:value-type="string">
            <text:p>planet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Entier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<text:span text:style-name="T1">planet_</text:span>desc</text:p>
          </table:table-cell>
          <table:table-cell table:style-name="ce10" office:value-type="string" calcext:value-type="string">
            <text:p>Description de la planèt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Moon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moon_id</text:p>
          </table:table-cell>
          <table:table-cell office:value-type="string" calcext:value-type="string">
            <text:p>ID uniqu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name</text:p>
          </table:table-cell>
          <table:table-cell office:value-type="string" calcext:value-type="string">
            <text:p>Nom de la lun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<text:span text:style-name="T1">moon</text:span>_orbital_inclination</text:p>
          </table:table-cell>
          <table:table-cell office:value-type="string" calcext:value-type="string">
            <text:p>Inclinaison de l’orbite par rapport au plan équatorial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<text:span text:style-name="T1">moon</text:span>_orbital_longitude</text:p>
          </table:table-cell>
          <table:table-cell office:value-type="string" calcext:value-type="string">
            <text:p>Angle entre position de référence de la lun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<text:span text:style-name="T1">moon</text:span>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<text:span text:style-name="T1">moon</text:span>_average_distance</text:p>
          </table:table-cell>
          <table:table-cell office:value-type="string" calcext:value-type="string">
            <text:p>Distance moyenne de la lune par rapport à s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<text:span text:style-name="T1">moon</text:span>_orbital_period</text:p>
          </table:table-cell>
          <table:table-cell office:value-type="string" calcext:value-type="string">
            <text:p><text:span text:style-name="T1">Temps que met la lune</text:span> à faire une rotation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inclination_angle</text:p>
          </table:table-cell>
          <table:table-cell office:value-type="string" calcext:value-type="string">
            <text:p><text:span text:style-name="T1">Angle entre l’axe de rotation de la lune</text:span>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mass</text:p>
          </table:table-cell>
          <table:table-cell office:value-type="string" calcext:value-type="string">
            <text:p>Mass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diameter</text:p>
          </table:table-cell>
          <table:table-cell office:value-type="string" calcext:value-type="string">
            <text:p>Diamètr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type</text:p>
          </table:table-cell>
          <table:table-cell office:value-type="string" calcext:value-type="string">
            <text:p><text:span text:style-name="T1">Type de lune</text:span>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gravity</text:p>
          </table:table-cell>
          <table:table-cell office:value-type="string" calcext:value-type="string">
            <text:p>Gravité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<text:span text:style-name="T1">moon</text:span>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Entier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<text:span text:style-name="T1">moon_</text:span>desc</text:p>
          </table:table-cell>
          <table:table-cell table:style-name="ce10" office:value-type="string" calcext:value-type="string">
            <text:p>Description de la lun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mg_id</text:p>
          </table:table-cell>
          <table:table-cell office:value-type="string" calcext:value-type="string">
            <text:p>ID unique de l’imag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mg_name</text:p>
          </table:table-cell>
          <table:table-cell office:value-type="string" calcext:value-type="string">
            <text:p>Nom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mg_size</text:p>
          </table:table-cell>
          <table:table-cell office:value-type="string" calcext:value-type="string">
            <text:p>Taille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mg_type</text:p>
          </table:table-cell>
          <table:table-cell office:value-type="string" calcext:value-type="string">
            <text:p>Type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mg_blob</text:p>
          </table:table-cell>
          <table:table-cell table:style-name="ce4" office:value-type="string" calcext:value-type="string">
            <text:p>Contenu binaire de l’image</text:p>
          </table:table-cell>
          <table:table-cell table:style-name="ce4" office:value-type="string" calcext:value-type="string">
            <text:p>Blob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4:48:11.527729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6:55:35.860000000</meta:creation-date>
    <dc:date>2025-03-17T15:13:06.808794568</dc:date>
    <meta:editing-duration>PT1H18M57S</meta:editing-duration>
    <meta:editing-cycles>5</meta:editing-cycles>
    <meta:generator>LibreOffice/25.2.1.2$Linux_X86_64 LibreOffice_project/520$Build-2</meta:generator>
    <meta:document-statistic meta:table-count="1" meta:cell-count="454" meta:object-count="0"/>
  </office:meta>
</office:document-meta>
</file>